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13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5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9.869cm" svg:y="0.42cm">
            <draw:object draw:notify-on-update-of-ranges="Hoja1.B1:Hoja1.B1 Hoja1.B2:Hoja1.B16 Hoja1.C1:Hoja1.C1 Hoja1.C2:Hoja1.C1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hop</text:p>
          </table:table-cell>
          <table:table-cell office:value-type="string">
            <text:p>Traceroute propio</text:p>
          </table:table-cell>
          <table:table-cell office:value-type="string">
            <text:p>Traceroute SO</text:p>
          </table:table-cell>
          <table:table-cell office:value-type="string">
            <text:p>1<text:span text:style-name="T1">er</text:span> columna</text:p>
          </table:table-cell>
          <table:table-cell office:value-type="string">
            <text:p>2da columna</text:p>
          </table:table-cell>
          <table:table-cell office:value-type="string">
            <text:p>3<text:span text:style-name="T1">er</text:span> columna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99.889299543863">
            <text:p>99,8892995439</text:p>
          </table:table-cell>
          <table:table-cell table:formula="of:=AVERAGE([.D2:.F2])" office:value-type="float" office:value="1.14866666666667">
            <text:p>1,1486666667</text:p>
          </table:table-cell>
          <table:table-cell office:value-type="float" office:value="0.78">
            <text:p>0,78</text:p>
          </table:table-cell>
          <table:table-cell office:value-type="float" office:value="1.14">
            <text:p>1,14</text:p>
          </table:table-cell>
          <table:table-cell office:value-type="float" office:value="1.526">
            <text:p>1,52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.361450263519">
            <text:p>100,3614502635</text:p>
          </table:table-cell>
          <table:table-cell table:formula="of:=AVERAGE([.D3:.F3])" office:value-type="float" office:value="28.3736666666667">
            <text:p>28,3736666667</text:p>
          </table:table-cell>
          <table:table-cell office:value-type="float" office:value="25.062">
            <text:p>25,062</text:p>
          </table:table-cell>
          <table:table-cell office:value-type="float" office:value="29.834">
            <text:p>29,834</text:p>
          </table:table-cell>
          <table:table-cell office:value-type="float" office:value="30.225">
            <text:p>30,22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99.7649713600097">
            <text:p>99,76497136</text:p>
          </table:table-cell>
          <table:table-cell table:formula="of:=AVERAGE([.D4:.F4])" office:value-type="float" office:value="30.873">
            <text:p>30,873</text:p>
          </table:table-cell>
          <table:table-cell office:value-type="float" office:value="30.616">
            <text:p>30,616</text:p>
          </table:table-cell>
          <table:table-cell office:value-type="float" office:value="30.602">
            <text:p>30,602</text:p>
          </table:table-cell>
          <table:table-cell office:value-type="float" office:value="31.401">
            <text:p>31,40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99.9781853726675">
            <text:p>99,9781853727</text:p>
          </table:table-cell>
          <table:table-cell table:formula="of:=AVERAGE([.D5:.F5])" office:value-type="float" office:value="32.3243333333333">
            <text:p>32,3243333333</text:p>
          </table:table-cell>
          <table:table-cell office:value-type="float" office:value="32.207">
            <text:p>32,207</text:p>
          </table:table-cell>
          <table:table-cell office:value-type="float" office:value="32.187">
            <text:p>32,187</text:p>
          </table:table-cell>
          <table:table-cell office:value-type="float" office:value="32.579">
            <text:p>32,57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0.606080513986">
            <text:p>100,606080514</text:p>
          </table:table-cell>
          <table:table-cell table:formula="of:=AVERAGE([.D6:.F6])" office:value-type="float" office:value="31.59">
            <text:p>31,59</text:p>
          </table:table-cell>
          <table:table-cell office:value-type="float" office:value="31.743">
            <text:p>31,743</text:p>
          </table:table-cell>
          <table:table-cell office:value-type="float" office:value="31.32">
            <text:p>31,32</text:p>
          </table:table-cell>
          <table:table-cell office:value-type="float" office:value="31.707">
            <text:p>31,70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78.902776945724">
            <text:p>178,9027769457</text:p>
          </table:table-cell>
          <table:table-cell table:formula="of:=AVERAGE([.D7:.F7])" office:value-type="float" office:value="46.52">
            <text:p>46,52</text:p>
          </table:table-cell>
          <table:table-cell office:value-type="float" office:value="139.56">
            <text:p>139,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06.90501668259">
            <text:p>306,9050166826</text:p>
          </table:table-cell>
          <table:table-cell table:formula="of:=AVERAGE([.D8:.F8])" office:value-type="float" office:value="266.406666666667">
            <text:p>266,4066666667</text:p>
          </table:table-cell>
          <table:table-cell office:value-type="float" office:value="267.108">
            <text:p>267,108</text:p>
          </table:table-cell>
          <table:table-cell office:value-type="float" office:value="265.859">
            <text:p>265,859</text:p>
          </table:table-cell>
          <table:table-cell office:value-type="float" office:value="266.253">
            <text:p>266,25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06.76357319812">
            <text:p>306,7635731981</text:p>
          </table:table-cell>
          <table:table-cell table:formula="of:=AVERAGE([.D9:.F9])" office:value-type="float" office:value="178.032333333333">
            <text:p>178,0323333333</text:p>
          </table:table-cell>
          <table:table-cell office:value-type="float" office:value="266.647">
            <text:p>266,647</text:p>
          </table:table-cell>
          <table:table-cell office:value-type="float" office:value="267.45">
            <text:p>267,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20.879026266878">
            <text:p>320,8790262669</text:p>
          </table:table-cell>
          <table:table-cell table:formula="of:=AVERAGE([.D10:.F10])" office:value-type="float" office:value="290.125">
            <text:p>290,125</text:p>
          </table:table-cell>
          <table:table-cell office:value-type="float" office:value="292.249">
            <text:p>292,249</text:p>
          </table:table-cell>
          <table:table-cell office:value-type="float" office:value="289.275">
            <text:p>289,275</text:p>
          </table:table-cell>
          <table:table-cell office:value-type="float" office:value="288.851">
            <text:p>288,85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AVERAGE([.D11:.F11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326.697152111978">
            <text:p>326,697152112</text:p>
          </table:table-cell>
          <table:table-cell table:formula="of:=AVERAGE([.D12:.F12])" office:value-type="float" office:value="286.106333333333">
            <text:p>286,1063333333</text:p>
          </table:table-cell>
          <table:table-cell office:value-type="float" office:value="289.604">
            <text:p>289,604</text:p>
          </table:table-cell>
          <table:table-cell office:value-type="float" office:value="287.394">
            <text:p>287,394</text:p>
          </table:table-cell>
          <table:table-cell office:value-type="float" office:value="281.321">
            <text:p>281,32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29.709925963311">
            <text:p>329,7099259633</text:p>
          </table:table-cell>
          <table:table-cell table:formula="of:=AVERAGE([.D13:.F13])" office:value-type="float" office:value="287.826">
            <text:p>287,826</text:p>
          </table:table-cell>
          <table:table-cell office:value-type="float" office:value="288.645">
            <text:p>288,645</text:p>
          </table:table-cell>
          <table:table-cell office:value-type="float" office:value="287.825">
            <text:p>287,825</text:p>
          </table:table-cell>
          <table:table-cell office:value-type="float" office:value="287.008">
            <text:p>287,008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327.360313186224">
            <text:p>327,3603131862</text:p>
          </table:table-cell>
          <table:table-cell table:formula="of:=AVERAGE([.D14:.F14])" office:value-type="float" office:value="289.407333333333">
            <text:p>289,4073333333</text:p>
          </table:table-cell>
          <table:table-cell office:value-type="float" office:value="290.7">
            <text:p>290,7</text:p>
          </table:table-cell>
          <table:table-cell office:value-type="float" office:value="289.169">
            <text:p>289,169</text:p>
          </table:table-cell>
          <table:table-cell office:value-type="float" office:value="288.353">
            <text:p>288,35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30.495471703414">
            <text:p>330,4954717034</text:p>
          </table:table-cell>
          <table:table-cell table:formula="of:=AVERAGE([.D15:.F15])" office:value-type="float" office:value="285.756666666667">
            <text:p>285,7566666667</text:p>
          </table:table-cell>
          <table:table-cell office:value-type="float" office:value="288.354">
            <text:p>288,354</text:p>
          </table:table-cell>
          <table:table-cell office:value-type="float" office:value="284.989">
            <text:p>284,989</text:p>
          </table:table-cell>
          <table:table-cell office:value-type="float" office:value="283.927">
            <text:p>283,927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325.931833913084">
            <text:p>325,9318339131</text:p>
          </table:table-cell>
          <table:table-cell table:formula="of:=AVERAGE([.D16:.F16])" office:value-type="float" office:value="301.426666666667">
            <text:p>301,4266666667</text:p>
          </table:table-cell>
          <table:table-cell office:value-type="float" office:value="302.47">
            <text:p>302,47</text:p>
          </table:table-cell>
          <table:table-cell office:value-type="float" office:value="302.516">
            <text:p>302,516</text:p>
          </table:table-cell>
          <table:table-cell office:value-type="float" office:value="299.294">
            <text:p>299,294</text:p>
          </table:table-cell>
        </table:table-row>
        <table:table-row table:style-name="ro3" table:number-rows-repeated="7">
          <table:table-cell table:number-columns-repeated="6"/>
        </table:table-row>
        <table:table-row table:style-name="ro3">
          <table:table-cell office:value-type="string">
            <text:p>Se saca del correr el traceroute-analizer (Average) y de quedarse con las 3 columnas que tira el traceroute del so</text:p>
          </table:table-cell>
          <table:table-cell table:number-columns-repeated="5"/>
        </table:table-row>
        <table:table-row table:style-name="ro3" table:number-rows-repeated="2">
          <table:table-cell table:number-columns-repeated="6"/>
        </table:table-row>
        <table:table-row table:style-name="ro3">
          <table:table-cell office:value-type="string">
            <text:p>Alemania</text:p>
          </table:table-cell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.9721652811224">
            <text:p>24,9721652811</text:p>
          </table:table-cell>
          <table:table-cell table:formula="of:=AVERAGE([.D28:.F28])" office:value-type="float" office:value="15.769">
            <text:p>15,769</text:p>
          </table:table-cell>
          <table:table-cell office:value-type="float" office:value="12.558">
            <text:p>12,558</text:p>
          </table:table-cell>
          <table:table-cell office:value-type="float" office:value="21.951">
            <text:p>21,951</text:p>
          </table:table-cell>
          <table:table-cell office:value-type="float" office:value="12.798">
            <text:p>12,79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D29:.F29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4.2797125302769">
            <text:p>54,2797125303</text:p>
          </table:table-cell>
          <table:table-cell table:formula="of:=AVERAGE([.D30:.F30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2.8910220321736">
            <text:p>32,8910220322</text:p>
          </table:table-cell>
          <table:table-cell table:formula="of:=AVERAGE([.D31:.F31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0.8340876721433">
            <text:p>30,8340876721</text:p>
          </table:table-cell>
          <table:table-cell table:formula="of:=AVERAGE([.D32:.F32])" office:value-type="float" office:value="20.1086666666667">
            <text:p>20,1086666667</text:p>
          </table:table-cell>
          <table:table-cell office:value-type="float" office:value="24.464">
            <text:p>24,464</text:p>
          </table:table-cell>
          <table:table-cell office:value-type="float" office:value="13.727">
            <text:p>13,727</text:p>
          </table:table-cell>
          <table:table-cell office:value-type="float" office:value="22.135">
            <text:p>22,1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1.6062658361358">
            <text:p>31,6062658361</text:p>
          </table:table-cell>
          <table:table-cell table:formula="of:=AVERAGE([.D33:.F33])" office:value-type="float" office:value="26.6656666666667">
            <text:p>26,6656666667</text:p>
          </table:table-cell>
          <table:table-cell office:value-type="float" office:value="32.882">
            <text:p>32,882</text:p>
          </table:table-cell>
          <table:table-cell office:value-type="float" office:value="23.327">
            <text:p>23,327</text:p>
          </table:table-cell>
          <table:table-cell office:value-type="float" office:value="23.788">
            <text:p>23,78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2.5353154540071">
            <text:p>32,535315454</text:p>
          </table:table-cell>
          <table:table-cell table:formula="of:=AVERAGE([.D34:.F34])" office:value-type="float" office:value="30.7213333333333">
            <text:p>30,7213333333</text:p>
          </table:table-cell>
          <table:table-cell office:value-type="float" office:value="28.731">
            <text:p>28,731</text:p>
          </table:table-cell>
          <table:table-cell office:value-type="float" office:value="15.986">
            <text:p>15,986</text:p>
          </table:table-cell>
          <table:table-cell office:value-type="float" office:value="47.447">
            <text:p>47,44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9.8602068962386">
            <text:p>29,8602068962</text:p>
          </table:table-cell>
          <table:table-cell table:formula="of:=AVERAGE([.D35:.F35])" office:value-type="float" office:value="12.6813333333333">
            <text:p>12,6813333333</text:p>
          </table:table-cell>
          <table:table-cell office:value-type="float" office:value="13.301">
            <text:p>13,301</text:p>
          </table:table-cell>
          <table:table-cell office:value-type="float" office:value="12.224">
            <text:p>12,224</text:p>
          </table:table-cell>
          <table:table-cell office:value-type="float" office:value="12.519">
            <text:p>12,519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68.971969952979">
            <text:p>68,971969953</text:p>
          </table:table-cell>
          <table:table-cell table:formula="of:=AVERAGE([.D36:.F36])" office:value-type="float" office:value="145.282333333333">
            <text:p>145,2823333333</text:p>
          </table:table-cell>
          <table:table-cell office:value-type="float" office:value="142.311">
            <text:p>142,311</text:p>
          </table:table-cell>
          <table:table-cell office:value-type="float" office:value="151.677">
            <text:p>151,677</text:p>
          </table:table-cell>
          <table:table-cell office:value-type="float" office:value="141.859">
            <text:p>141,85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22.229165329036">
            <text:p>122,229165329</text:p>
          </table:table-cell>
          <table:table-cell table:formula="of:=AVERAGE([.D37:.F37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321.829436481898">
            <text:p>321,8294364819</text:p>
          </table:table-cell>
          <table:table-cell table:formula="of:=AVERAGE([.D38:.F38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02.164300013396">
            <text:p>302,1643000134</text:p>
          </table:table-cell>
          <table:table-cell table:formula="of:=AVERAGE([.D39:.F39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83.031587185479">
            <text:p>283,0315871855</text:p>
          </table:table-cell>
          <table:table-cell table:formula="of:=AVERAGE([.D40:.F40])" office:value-type="float" office:value="317.611">
            <text:p>317,611</text:p>
          </table:table-cell>
          <table:table-cell office:value-type="float" office:value="368.886">
            <text:p>368,886</text:p>
          </table:table-cell>
          <table:table-cell office:value-type="float" office:value="283.286">
            <text:p>283,286</text:p>
          </table:table-cell>
          <table:table-cell office:value-type="float" office:value="300.661">
            <text:p>300,661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7.3185527477308">
            <text:p>37,3185527477</text:p>
          </table:table-cell>
          <table:table-cell table:formula="of:=AVERAGE([.D41:.F41])" office:value-type="float" office:value="301.966666666667">
            <text:p>301,9666666667</text:p>
          </table:table-cell>
          <table:table-cell office:value-type="float" office:value="299.822">
            <text:p>299,822</text:p>
          </table:table-cell>
          <table:table-cell office:value-type="float" office:value="300.934">
            <text:p>300,934</text:p>
          </table:table-cell>
          <table:table-cell office:value-type="float" office:value="305.144">
            <text:p>305,144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7.1195926875139">
            <text:p>87,1195926875</text:p>
          </table:table-cell>
          <table:table-cell table:formula="of:=AVERAGE([.D42:.F42])" office:value-type="float" office:value="307.084666666667">
            <text:p>307,0846666667</text:p>
          </table:table-cell>
          <table:table-cell office:value-type="float" office:value="294.826">
            <text:p>294,826</text:p>
          </table:table-cell>
          <table:table-cell office:value-type="float" office:value="270.908">
            <text:p>270,908</text:p>
          </table:table-cell>
          <table:table-cell office:value-type="float" office:value="355.52">
            <text:p>355,5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11.813501723123">
            <text:p>111,8135017231</text:p>
          </table:table-cell>
          <table:table-cell table:formula="of:=AVERAGE([.D43:.F43])" office:value-type="float" office:value="285.089">
            <text:p>285,089</text:p>
          </table:table-cell>
          <table:table-cell office:value-type="float" office:value="308.282">
            <text:p>308,282</text:p>
          </table:table-cell>
          <table:table-cell office:value-type="float" office:value="274.271">
            <text:p>274,271</text:p>
          </table:table-cell>
          <table:table-cell office:value-type="float" office:value="272.714">
            <text:p>272,714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15.75158370005">
            <text:p>215,7515837001</text:p>
          </table:table-cell>
          <table:table-cell table:formula="of:=AVERAGE([.D44:.F44])" office:value-type="float" office:value="283.65">
            <text:p>283,65</text:p>
          </table:table-cell>
          <table:table-cell office:value-type="float" office:value="281.841">
            <text:p>281,841</text:p>
          </table:table-cell>
          <table:table-cell office:value-type="float" office:value="291.258">
            <text:p>291,258</text:p>
          </table:table-cell>
          <table:table-cell office:value-type="float" office:value="277.851">
            <text:p>277,851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316.302289605308">
            <text:p>316,3022896053</text:p>
          </table:table-cell>
          <table:table-cell table:formula="of:=AVERAGE([.D45:.F45])" office:value-type="float" office:value="352.686">
            <text:p>352,686</text:p>
          </table:table-cell>
          <table:table-cell office:value-type="float" office:value="366.81">
            <text:p>366,81</text:p>
          </table:table-cell>
          <table:table-cell office:value-type="float" office:value="382.758">
            <text:p>382,758</text:p>
          </table:table-cell>
          <table:table-cell office:value-type="float" office:value="308.49">
            <text:p>308,49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361.51802141576">
            <text:p>361,5180214158</text:p>
          </table:table-cell>
          <table:table-cell table:formula="of:=AVERAGE([.D46:.F46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 table:style-name="ce1" office:value-type="string">
            <text:p>EEUU</text:p>
          </table:table-cell>
          <table:table-cell table:number-columns-repeated="5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style-name="ce1"/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/>
          <table:table-cell table:formula="of:=AVERAGE([.D51:.F51])" office:value-type="float" office:value="0.890333333333333">
            <text:p>0,8903333333</text:p>
          </table:table-cell>
          <table:table-cell office:value-type="float" office:value="0.534">
            <text:p>0,534</text:p>
          </table:table-cell>
          <table:table-cell office:value-type="float" office:value="0.931">
            <text:p>0,931</text:p>
          </table:table-cell>
          <table:table-cell office:value-type="float" office:value="1.206">
            <text:p>1,206</text:p>
          </table:table-cell>
        </table:table-row>
        <table:table-row table:style-name="ro3">
          <table:table-cell office:value-type="float" office:value="2">
            <text:p>2</text:p>
          </table:table-cell>
          <table:table-cell/>
          <table:table-cell table:formula="of:=AVERAGE([.D52:.F52])" office:value-type="float" office:value="25.758">
            <text:p>25,758</text:p>
          </table:table-cell>
          <table:table-cell office:value-type="float" office:value="25.428">
            <text:p>25,428</text:p>
          </table:table-cell>
          <table:table-cell office:value-type="float" office:value="25.82">
            <text:p>25,82</text:p>
          </table:table-cell>
          <table:table-cell office:value-type="float" office:value="26.026">
            <text:p>26,026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f:=AVERAGE([.D53:.F53])" office:value-type="float" office:value="26.797">
            <text:p>26,797</text:p>
          </table:table-cell>
          <table:table-cell office:value-type="float" office:value="26.587">
            <text:p>26,587</text:p>
          </table:table-cell>
          <table:table-cell office:value-type="float" office:value="26.8">
            <text:p>26,8</text:p>
          </table:table-cell>
          <table:table-cell office:value-type="float" office:value="27.004">
            <text:p>27,004</text:p>
          </table:table-cell>
        </table:table-row>
        <table:table-row table:style-name="ro3">
          <table:table-cell office:value-type="float" office:value="4">
            <text:p>4</text:p>
          </table:table-cell>
          <table:table-cell/>
          <table:table-cell table:formula="of:=AVERAGE([.D54:.F54])" office:value-type="float" office:value="29.6343333333333">
            <text:p>29,6343333333</text:p>
          </table:table-cell>
          <table:table-cell office:value-type="float" office:value="29.641">
            <text:p>29,641</text:p>
          </table:table-cell>
          <table:table-cell office:value-type="float" office:value="29.849">
            <text:p>29,849</text:p>
          </table:table-cell>
          <table:table-cell office:value-type="float" office:value="29.413">
            <text:p>29,413</text:p>
          </table:table-cell>
        </table:table-row>
        <table:table-row table:style-name="ro3">
          <table:table-cell office:value-type="float" office:value="5">
            <text:p>5</text:p>
          </table:table-cell>
          <table:table-cell/>
          <table:table-cell table:formula="of:=AVERAGE([.D55:.F55])" office:value-type="float" office:value="27.4033333333333">
            <text:p>27,4033333333</text:p>
          </table:table-cell>
          <table:table-cell office:value-type="float" office:value="27.627">
            <text:p>27,627</text:p>
          </table:table-cell>
          <table:table-cell office:value-type="float" office:value="27.186">
            <text:p>27,186</text:p>
          </table:table-cell>
          <table:table-cell office:value-type="float" office:value="27.397">
            <text:p>27,397</text:p>
          </table:table-cell>
        </table:table-row>
        <table:table-row table:style-name="ro3">
          <table:table-cell office:value-type="float" office:value="6">
            <text:p>6</text:p>
          </table:table-cell>
          <table:table-cell/>
          <table:table-cell table:formula="of:=AVERAGE([.D56:.F56])" office:value-type="float" office:value="162.513666666667">
            <text:p>162,5136666667</text:p>
          </table:table-cell>
          <table:table-cell office:value-type="float" office:value="158.827">
            <text:p>158,827</text:p>
          </table:table-cell>
          <table:table-cell office:value-type="float" office:value="162.423">
            <text:p>162,423</text:p>
          </table:table-cell>
          <table:table-cell office:value-type="float" office:value="166.291">
            <text:p>166,291</text:p>
          </table:table-cell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AVERAGE([.D57:.F57])" office:value-type="float" office:value="191.177">
            <text:p>191,177</text:p>
          </table:table-cell>
          <table:table-cell office:value-type="float" office:value="167.545">
            <text:p>167,545</text:p>
          </table:table-cell>
          <table:table-cell office:value-type="float" office:value="206.109">
            <text:p>206,109</text:p>
          </table:table-cell>
          <table:table-cell office:value-type="float" office:value="199.877">
            <text:p>199,877</text:p>
          </table:table-cell>
        </table:table-row>
        <table:table-row table:style-name="ro3">
          <table:table-cell office:value-type="float" office:value="8">
            <text:p>8</text:p>
          </table:table-cell>
          <table:table-cell/>
          <table:table-cell table:formula="of:=AVERAGE([.D58:.F58])" office:value-type="float" office:value="193.848666666667">
            <text:p>193,8486666667</text:p>
          </table:table-cell>
          <table:table-cell office:value-type="float" office:value="190.84">
            <text:p>190,84</text:p>
          </table:table-cell>
          <table:table-cell office:value-type="float" office:value="195.251">
            <text:p>195,251</text:p>
          </table:table-cell>
          <table:table-cell office:value-type="float" office:value="195.455">
            <text:p>195,455</text:p>
          </table:table-cell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AVERAGE([.D59:.F59])" office:value-type="float" office:value="193.337666666667">
            <text:p>193,3376666667</text:p>
          </table:table-cell>
          <table:table-cell office:value-type="float" office:value="191.979">
            <text:p>191,979</text:p>
          </table:table-cell>
          <table:table-cell office:value-type="float" office:value="195.845">
            <text:p>195,845</text:p>
          </table:table-cell>
          <table:table-cell office:value-type="float" office:value="192.189">
            <text:p>192,189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/>
          <table:table-cell table:formula="of:=AVERAGE([.D60:.F60])" office:value-type="float" office:value="213.817333333333">
            <text:p>213,8173333333</text:p>
          </table:table-cell>
          <table:table-cell office:value-type="float" office:value="213.823">
            <text:p>213,823</text:p>
          </table:table-cell>
          <table:table-cell office:value-type="float" office:value="213.6">
            <text:p>213,6</text:p>
          </table:table-cell>
          <table:table-cell office:value-type="float" office:value="214.029">
            <text:p>214,029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/>
          <table:table-cell table:formula="of:=AVERAGE([.D61:.F61])" office:value-type="float" office:value="193.434666666667">
            <text:p>193,4346666667</text:p>
          </table:table-cell>
          <table:table-cell office:value-type="float" office:value="196.297">
            <text:p>196,297</text:p>
          </table:table-cell>
          <table:table-cell office:value-type="float" office:value="199.405">
            <text:p>199,405</text:p>
          </table:table-cell>
          <table:table-cell office:value-type="float" office:value="184.602">
            <text:p>184,602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/>
          <table:table-cell table:formula="of:=AVERAGE([.D62:.F62])" office:value-type="float" office:value="215.141333333333">
            <text:p>215,1413333333</text:p>
          </table:table-cell>
          <table:table-cell office:value-type="float" office:value="225.081">
            <text:p>225,081</text:p>
          </table:table-cell>
          <table:table-cell office:value-type="float" office:value="219.646">
            <text:p>219,646</text:p>
          </table:table-cell>
          <table:table-cell office:value-type="float" office:value="200.697">
            <text:p>200,697</text:p>
          </table:table-cell>
        </table:table-row>
        <table:table-row table:style-name="ro2" table:number-rows-repeated="2">
          <table:table-cell table:style-name="ce1"/>
          <table:table-cell table:number-columns-repeated="5"/>
        </table:table-row>
        <table:table-row table:style-name="ro4">
          <table:table-cell table:style-name="ce1" office:value-type="string">
            <text:p>Rusia</text:p>
          </table:table-cell>
          <table:table-cell table:number-columns-repeated="5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99.889299543863">
            <text:p>99,8892995439</text:p>
          </table:table-cell>
          <table:table-cell table:formula="of:=AVERAGE([.D66:.F66])" office:value-type="float" office:value="1.14866666666667">
            <text:p>1,1486666667</text:p>
          </table:table-cell>
          <table:table-cell office:value-type="float" office:value="0.78">
            <text:p>0,78</text:p>
          </table:table-cell>
          <table:table-cell office:value-type="float" office:value="1.14">
            <text:p>1,14</text:p>
          </table:table-cell>
          <table:table-cell office:value-type="float" office:value="1.526">
            <text:p>1,52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.361450263519">
            <text:p>100,3614502635</text:p>
          </table:table-cell>
          <table:table-cell table:formula="of:=AVERAGE([.D67:.F67])" office:value-type="float" office:value="28.3736666666667">
            <text:p>28,3736666667</text:p>
          </table:table-cell>
          <table:table-cell office:value-type="float" office:value="25.062">
            <text:p>25,062</text:p>
          </table:table-cell>
          <table:table-cell office:value-type="float" office:value="29.834">
            <text:p>29,834</text:p>
          </table:table-cell>
          <table:table-cell office:value-type="float" office:value="30.225">
            <text:p>30,22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99.7649713600097">
            <text:p>99,76497136</text:p>
          </table:table-cell>
          <table:table-cell table:formula="of:=AVERAGE([.D68:.F68])" office:value-type="float" office:value="30.873">
            <text:p>30,873</text:p>
          </table:table-cell>
          <table:table-cell office:value-type="float" office:value="30.616">
            <text:p>30,616</text:p>
          </table:table-cell>
          <table:table-cell office:value-type="float" office:value="30.602">
            <text:p>30,602</text:p>
          </table:table-cell>
          <table:table-cell office:value-type="float" office:value="31.401">
            <text:p>31,40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99.9781853726675">
            <text:p>99,9781853727</text:p>
          </table:table-cell>
          <table:table-cell table:formula="of:=AVERAGE([.D69:.F69])" office:value-type="float" office:value="32.3243333333333">
            <text:p>32,3243333333</text:p>
          </table:table-cell>
          <table:table-cell office:value-type="float" office:value="32.207">
            <text:p>32,207</text:p>
          </table:table-cell>
          <table:table-cell office:value-type="float" office:value="32.187">
            <text:p>32,187</text:p>
          </table:table-cell>
          <table:table-cell office:value-type="float" office:value="32.579">
            <text:p>32,57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0.606080513986">
            <text:p>100,606080514</text:p>
          </table:table-cell>
          <table:table-cell table:formula="of:=AVERAGE([.D70:.F70])" office:value-type="float" office:value="31.59">
            <text:p>31,59</text:p>
          </table:table-cell>
          <table:table-cell office:value-type="float" office:value="31.743">
            <text:p>31,743</text:p>
          </table:table-cell>
          <table:table-cell office:value-type="float" office:value="31.32">
            <text:p>31,32</text:p>
          </table:table-cell>
          <table:table-cell office:value-type="float" office:value="31.707">
            <text:p>31,70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78.902776945724">
            <text:p>178,9027769457</text:p>
          </table:table-cell>
          <table:table-cell table:formula="of:=AVERAGE([.D71:.F71])" office:value-type="float" office:value="46.52">
            <text:p>46,52</text:p>
          </table:table-cell>
          <table:table-cell office:value-type="float" office:value="139.56">
            <text:p>139,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06.90501668259">
            <text:p>306,9050166826</text:p>
          </table:table-cell>
          <table:table-cell table:formula="of:=AVERAGE([.D72:.F72])" office:value-type="float" office:value="266.406666666667">
            <text:p>266,4066666667</text:p>
          </table:table-cell>
          <table:table-cell office:value-type="float" office:value="267.108">
            <text:p>267,108</text:p>
          </table:table-cell>
          <table:table-cell office:value-type="float" office:value="265.859">
            <text:p>265,859</text:p>
          </table:table-cell>
          <table:table-cell office:value-type="float" office:value="266.253">
            <text:p>266,25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06.76357319812">
            <text:p>306,7635731981</text:p>
          </table:table-cell>
          <table:table-cell table:formula="of:=AVERAGE([.D73:.F73])" office:value-type="float" office:value="178.032333333333">
            <text:p>178,0323333333</text:p>
          </table:table-cell>
          <table:table-cell office:value-type="float" office:value="266.647">
            <text:p>266,647</text:p>
          </table:table-cell>
          <table:table-cell office:value-type="float" office:value="267.45">
            <text:p>267,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20.879026266878">
            <text:p>320,8790262669</text:p>
          </table:table-cell>
          <table:table-cell table:formula="of:=AVERAGE([.D74:.F74])" office:value-type="float" office:value="290.125">
            <text:p>290,125</text:p>
          </table:table-cell>
          <table:table-cell office:value-type="float" office:value="292.249">
            <text:p>292,249</text:p>
          </table:table-cell>
          <table:table-cell office:value-type="float" office:value="289.275">
            <text:p>289,275</text:p>
          </table:table-cell>
          <table:table-cell office:value-type="float" office:value="288.851">
            <text:p>288,85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AVERAGE([.D75:.F75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326.697152111978">
            <text:p>326,697152112</text:p>
          </table:table-cell>
          <table:table-cell table:formula="of:=AVERAGE([.D76:.F76])" office:value-type="float" office:value="286.106333333333">
            <text:p>286,1063333333</text:p>
          </table:table-cell>
          <table:table-cell office:value-type="float" office:value="289.604">
            <text:p>289,604</text:p>
          </table:table-cell>
          <table:table-cell office:value-type="float" office:value="287.394">
            <text:p>287,394</text:p>
          </table:table-cell>
          <table:table-cell office:value-type="float" office:value="281.321">
            <text:p>281,32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29.709925963311">
            <text:p>329,7099259633</text:p>
          </table:table-cell>
          <table:table-cell table:formula="of:=AVERAGE([.D77:.F77])" office:value-type="float" office:value="287.826">
            <text:p>287,826</text:p>
          </table:table-cell>
          <table:table-cell office:value-type="float" office:value="288.645">
            <text:p>288,645</text:p>
          </table:table-cell>
          <table:table-cell office:value-type="float" office:value="287.825">
            <text:p>287,825</text:p>
          </table:table-cell>
          <table:table-cell office:value-type="float" office:value="287.008">
            <text:p>287,008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327.360313186224">
            <text:p>327,3603131862</text:p>
          </table:table-cell>
          <table:table-cell table:formula="of:=AVERAGE([.D78:.F78])" office:value-type="float" office:value="289.407333333333">
            <text:p>289,4073333333</text:p>
          </table:table-cell>
          <table:table-cell office:value-type="float" office:value="290.7">
            <text:p>290,7</text:p>
          </table:table-cell>
          <table:table-cell office:value-type="float" office:value="289.169">
            <text:p>289,169</text:p>
          </table:table-cell>
          <table:table-cell office:value-type="float" office:value="288.353">
            <text:p>288,35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30.495471703414">
            <text:p>330,4954717034</text:p>
          </table:table-cell>
          <table:table-cell table:formula="of:=AVERAGE([.D79:.F79])" office:value-type="float" office:value="285.756666666667">
            <text:p>285,7566666667</text:p>
          </table:table-cell>
          <table:table-cell office:value-type="float" office:value="288.354">
            <text:p>288,354</text:p>
          </table:table-cell>
          <table:table-cell office:value-type="float" office:value="284.989">
            <text:p>284,989</text:p>
          </table:table-cell>
          <table:table-cell office:value-type="float" office:value="283.927">
            <text:p>283,927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325.931833913084">
            <text:p>325,9318339131</text:p>
          </table:table-cell>
          <table:table-cell table:formula="of:=AVERAGE([.D80:.F80])" office:value-type="float" office:value="301.426666666667">
            <text:p>301,4266666667</text:p>
          </table:table-cell>
          <table:table-cell office:value-type="float" office:value="302.47">
            <text:p>302,47</text:p>
          </table:table-cell>
          <table:table-cell office:value-type="float" office:value="302.516">
            <text:p>302,516</text:p>
          </table:table-cell>
          <table:table-cell office:value-type="float" office:value="299.294">
            <text:p>299,294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5">
          <table:table-cell office:value-type="string">
            <text:p>Japon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2.4440151962203">
            <text:p>52,4440151962</text:p>
          </table:table-cell>
          <table:table-cell table:formula="of:=AVERAGE([.D85:.F85])" office:value-type="float" office:value="0.114">
            <text:p>0,114</text:p>
          </table:table-cell>
          <table:table-cell office:value-type="float" office:value="0.097">
            <text:p>0,097</text:p>
          </table:table-cell>
          <table:table-cell office:value-type="float" office:value="0.115">
            <text:p>0,115</text:p>
          </table:table-cell>
          <table:table-cell office:value-type="float" office:value="0.13">
            <text:p>0,1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75.9725575599645">
            <text:p>75,97255756</text:p>
          </table:table-cell>
          <table:table-cell table:formula="of:=AVERAGE([.D86:.F86])" office:value-type="float" office:value="22.0916666666667">
            <text:p>22,0916666667</text:p>
          </table:table-cell>
          <table:table-cell office:value-type="float" office:value="22.054">
            <text:p>22,054</text:p>
          </table:table-cell>
          <table:table-cell office:value-type="float" office:value="22.093">
            <text:p>22,093</text:p>
          </table:table-cell>
          <table:table-cell office:value-type="float" office:value="22.128">
            <text:p>22,12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AVERAGE([.D87:.F87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AVERAGE([.D88:.F88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AVERAGE([.D89:.F89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65.2579897743761">
            <text:p>65,2579897744</text:p>
          </table:table-cell>
          <table:table-cell table:formula="of:=AVERAGE([.D90:.F90])" office:value-type="float" office:value="12.2023333333333">
            <text:p>12,2023333333</text:p>
          </table:table-cell>
          <table:table-cell office:value-type="float" office:value="13.145">
            <text:p>13,145</text:p>
          </table:table-cell>
          <table:table-cell office:value-type="float" office:value="9.812">
            <text:p>9,812</text:p>
          </table:table-cell>
          <table:table-cell office:value-type="float" office:value="13.65">
            <text:p>13,6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65.9615766548192">
            <text:p>65,9615766548</text:p>
          </table:table-cell>
          <table:table-cell table:formula="of:=AVERAGE([.D91:.F91])" office:value-type="float" office:value="12.8133333333333">
            <text:p>12,8133333333</text:p>
          </table:table-cell>
          <table:table-cell office:value-type="float" office:value="11.508">
            <text:p>11,508</text:p>
          </table:table-cell>
          <table:table-cell office:value-type="float" office:value="15.456">
            <text:p>15,456</text:p>
          </table:table-cell>
          <table:table-cell office:value-type="float" office:value="11.476">
            <text:p>11,47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65.6675978710782">
            <text:p>65,6675978711</text:p>
          </table:table-cell>
          <table:table-cell table:formula="of:=AVERAGE([.D92:.F92])" office:value-type="float" office:value="12.7893333333333">
            <text:p>12,7893333333</text:p>
          </table:table-cell>
          <table:table-cell office:value-type="float" office:value="10.146">
            <text:p>10,146</text:p>
          </table:table-cell>
          <table:table-cell office:value-type="float" office:value="14.094">
            <text:p>14,094</text:p>
          </table:table-cell>
          <table:table-cell office:value-type="float" office:value="14.128">
            <text:p>14,12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66.1660783254918">
            <text:p>66,1660783255</text:p>
          </table:table-cell>
          <table:table-cell table:formula="of:=AVERAGE([.D93:.F93])" office:value-type="float" office:value="12.895">
            <text:p>12,895</text:p>
          </table:table-cell>
          <table:table-cell office:value-type="float" office:value="12.478">
            <text:p>12,478</text:p>
          </table:table-cell>
          <table:table-cell office:value-type="float" office:value="12.906">
            <text:p>12,906</text:p>
          </table:table-cell>
          <table:table-cell office:value-type="float" office:value="13.301">
            <text:p>13,30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96.5695660277">
            <text:p>196,5695660277</text:p>
          </table:table-cell>
          <table:table-cell table:formula="of:=AVERAGE([.D94:.F94])" office:value-type="float" office:value="262.669">
            <text:p>262,669</text:p>
          </table:table-cell>
          <table:table-cell office:value-type="float" office:value="260.251">
            <text:p>260,251</text:p>
          </table:table-cell>
          <table:table-cell office:value-type="float" office:value="258.931">
            <text:p>258,931</text:p>
          </table:table-cell>
          <table:table-cell office:value-type="float" office:value="268.825">
            <text:p>268,82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241.693781801911">
            <text:p>241,6937818019</text:p>
          </table:table-cell>
          <table:table-cell table:formula="of:=AVERAGE([.D95:.F95])" office:value-type="float" office:value="188.013666666667">
            <text:p>188,0136666667</text:p>
          </table:table-cell>
          <table:table-cell office:value-type="float" office:value="185.185">
            <text:p>185,185</text:p>
          </table:table-cell>
          <table:table-cell office:value-type="float" office:value="187.66">
            <text:p>187,66</text:p>
          </table:table-cell>
          <table:table-cell office:value-type="float" office:value="191.196">
            <text:p>191,196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44.545493395085">
            <text:p>244,5454933951</text:p>
          </table:table-cell>
          <table:table-cell table:formula="of:=AVERAGE([.D96:.F96])" office:value-type="float" office:value="198.988">
            <text:p>198,988</text:p>
          </table:table-cell>
          <table:table-cell office:value-type="float" office:value="199.395">
            <text:p>199,395</text:p>
          </table:table-cell>
          <table:table-cell office:value-type="float" office:value="199.8">
            <text:p>199,8</text:p>
          </table:table-cell>
          <table:table-cell office:value-type="float" office:value="197.769">
            <text:p>197,769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36.231527772042">
            <text:p>236,231527772</text:p>
          </table:table-cell>
          <table:table-cell table:formula="of:=AVERAGE([.D97:.F97])" office:value-type="float" office:value="198.117">
            <text:p>198,117</text:p>
          </table:table-cell>
          <table:table-cell office:value-type="float" office:value="199.584">
            <text:p>199,584</text:p>
          </table:table-cell>
          <table:table-cell office:value-type="float" office:value="195.52">
            <text:p>195,52</text:p>
          </table:table-cell>
          <table:table-cell office:value-type="float" office:value="199.247">
            <text:p>199,247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270.931364334773">
            <text:p>270,9313643348</text:p>
          </table:table-cell>
          <table:table-cell table:formula="of:=AVERAGE([.D98:.F98])" office:value-type="float" office:value="221.515666666667">
            <text:p>221,5156666667</text:p>
          </table:table-cell>
          <table:table-cell office:value-type="float" office:value="219.893">
            <text:p>219,893</text:p>
          </table:table-cell>
          <table:table-cell office:value-type="float" office:value="221.121">
            <text:p>221,121</text:p>
          </table:table-cell>
          <table:table-cell office:value-type="float" office:value="223.533">
            <text:p>223,533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44.510143862831">
            <text:p>444,5101438628</text:p>
          </table:table-cell>
          <table:table-cell table:formula="of:=AVERAGE([.D99:.F99])" office:value-type="float" office:value="394.718333333333">
            <text:p>394,7183333333</text:p>
          </table:table-cell>
          <table:table-cell office:value-type="float" office:value="391.157">
            <text:p>391,157</text:p>
          </table:table-cell>
          <table:table-cell office:value-type="float" office:value="402.786">
            <text:p>402,786</text:p>
          </table:table-cell>
          <table:table-cell office:value-type="float" office:value="390.212">
            <text:p>390,21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41.959299581828">
            <text:p>441,9592995818</text:p>
          </table:table-cell>
          <table:table-cell table:formula="of:=AVERAGE([.D100:.F100])" office:value-type="float" office:value="397.287666666667">
            <text:p>397,2876666667</text:p>
          </table:table-cell>
          <table:table-cell office:value-type="float" office:value="411.87">
            <text:p>411,87</text:p>
          </table:table-cell>
          <table:table-cell office:value-type="float" office:value="389.48">
            <text:p>389,48</text:p>
          </table:table-cell>
          <table:table-cell office:value-type="float" office:value="390.513">
            <text:p>390,513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33.205266410031">
            <text:p>433,20526641</text:p>
          </table:table-cell>
          <table:table-cell table:formula="of:=AVERAGE([.D101:.F101])" office:value-type="float" office:value="377.911333333333">
            <text:p>377,9113333333</text:p>
          </table:table-cell>
          <table:table-cell office:value-type="float" office:value="376.515">
            <text:p>376,515</text:p>
          </table:table-cell>
          <table:table-cell office:value-type="float" office:value="373.456">
            <text:p>373,456</text:p>
          </table:table-cell>
          <table:table-cell office:value-type="float" office:value="383.763">
            <text:p>383,763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33.731531222788">
            <text:p>433,7315312228</text:p>
          </table:table-cell>
          <table:table-cell table:formula="of:=AVERAGE([.D102:.F102])" office:value-type="float" office:value="379.763666666667">
            <text:p>379,7636666667</text:p>
          </table:table-cell>
          <table:table-cell office:value-type="float" office:value="380.616">
            <text:p>380,616</text:p>
          </table:table-cell>
          <table:table-cell office:value-type="float" office:value="375.838">
            <text:p>375,838</text:p>
          </table:table-cell>
          <table:table-cell office:value-type="float" office:value="382.837">
            <text:p>382,837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448.823484084491">
            <text:p>448,8234840845</text:p>
          </table:table-cell>
          <table:table-cell table:formula="of:=AVERAGE([.D103:.F103])" office:value-type="float" office:value="402.441333333333">
            <text:p>402,4413333333</text:p>
          </table:table-cell>
          <table:table-cell office:value-type="float" office:value="396.373">
            <text:p>396,373</text:p>
          </table:table-cell>
          <table:table-cell office:value-type="float" office:value="403.704">
            <text:p>403,704</text:p>
          </table:table-cell>
          <table:table-cell office:value-type="float" office:value="407.247">
            <text:p>407,247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450.26856914612">
            <text:p>450,2685691461</text:p>
          </table:table-cell>
          <table:table-cell table:formula="of:=AVERAGE([.D104:.F104])" office:value-type="float" office:value="418.503666666667">
            <text:p>418,5036666667</text:p>
          </table:table-cell>
          <table:table-cell office:value-type="float" office:value="400.481">
            <text:p>400,481</text:p>
          </table:table-cell>
          <table:table-cell office:value-type="float" office:value="401.247">
            <text:p>401,247</text:p>
          </table:table-cell>
          <table:table-cell office:value-type="float" office:value="453.783">
            <text:p>453,783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445.301510797612">
            <text:p>445,3015107976</text:p>
          </table:table-cell>
          <table:table-cell table:number-columns-repeated="4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437.491656864491">
            <text:p>437,491656864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12/07/2015</text:date>, <text:time>22:03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40:22.418974499</meta:creation-date>
    <dc:date>2015-07-12T22:03:49</dc:date>
    <meta:editing-duration>PT47M9S</meta:editing-duration>
    <meta:editing-cycles>5</meta:editing-cycles>
    <meta:generator>OpenOffice/4.0.1$Unix OpenOffice.org_project/401m5$Build-9714</meta:generator>
    <meta:document-statistic meta:table-count="1" meta:cell-count="4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43cm" svg:y="0.316cm" chart:style-name="ch2">
          <text:p>Traceroute - Universidad de Moscú</text:p>
        </chart:title>
        <chart:legend chart:legend-position="end" svg:x="12.48cm" svg:y="3.967cm" style:legend-expansion="high" chart:style-name="ch3"/>
        <chart:plot-area chart:style-name="ch4" table:cell-range-address="Hoja1.B1:Hoja1.C16" chart:data-source-has-labels="row" svg:x="1.321cm" svg:y="1.627cm" svg:width="10.519cm" svg:height="6.222cm">
          <chartooo:coordinate-region svg:x="2.156cm" svg:y="1.819cm" svg:width="9.491cm" svg:height="5.398cm"/>
          <chart:axis chart:dimension="x" chart:name="primary-x" chart:style-name="ch5">
            <chart:title svg:x="6.231cm" svg:y="8.029cm" chart:style-name="ch6">
              <text:p>Hop</text:p>
            </chart:title>
          </chart:axis>
          <chart:axis chart:dimension="y" chart:name="primary-y" chart:style-name="ch5">
            <chart:title svg:x="0.451cm" svg:y="5.458cm" chart:style-name="ch7">
              <text:p>RTT (ms)</text:p>
            </chart:title>
            <chart:grid chart:style-name="ch8" chart:class="major"/>
          </chart:axis>
          <chart:series chart:style-name="ch9" chart:values-cell-range-address="Hoja1.B2:Hoja1.B16" chart:label-cell-address="Hoja1.B1:Hoja1.B1" chart:class="chart:line">
            <chart:data-point chart:repeated="15"/>
          </chart:series>
          <chart:series chart:style-name="ch10" chart:values-cell-range-address="Hoja1.C2:Hoja1.C16" chart:label-cell-address="Hoja1.C1:Hoja1.C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ceroute propio</text:p>
                <draw:g>
                  <svg:desc>Hoja1.B1:Hoja1.B1</svg:desc>
                </draw:g>
              </table:table-cell>
              <table:table-cell office:value-type="string">
                <text:p>Traceroute SO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889299543863">
                <text:p>99.889299543863</text:p>
                <draw:g>
                  <svg:desc>Hoja1.B2:Hoja1.B16</svg:desc>
                </draw:g>
              </table:table-cell>
              <table:table-cell office:value-type="float" office:value="1.14866666666667">
                <text:p>1.14866666666667</text:p>
                <draw:g>
                  <svg:desc>Hoja1.C2:Hoja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.361450263519">
                <text:p>100.361450263519</text:p>
              </table:table-cell>
              <table:table-cell office:value-type="float" office:value="28.3736666666667">
                <text:p>28.373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7649713600097">
                <text:p>99.7649713600097</text:p>
              </table:table-cell>
              <table:table-cell office:value-type="float" office:value="30.873">
                <text:p>30.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9781853726675">
                <text:p>99.9781853726675</text:p>
              </table:table-cell>
              <table:table-cell office:value-type="float" office:value="32.3243333333333">
                <text:p>32.324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606080513986">
                <text:p>100.606080513986</text:p>
              </table:table-cell>
              <table:table-cell office:value-type="float" office:value="31.59">
                <text:p>31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.902776945724">
                <text:p>178.902776945724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.90501668259">
                <text:p>306.90501668259</text:p>
              </table:table-cell>
              <table:table-cell office:value-type="float" office:value="266.406666666667">
                <text:p>266.40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.76357319812">
                <text:p>306.76357319812</text:p>
              </table:table-cell>
              <table:table-cell office:value-type="float" office:value="178.032333333333">
                <text:p>178.032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.879026266878">
                <text:p>320.879026266878</text:p>
              </table:table-cell>
              <table:table-cell office:value-type="float" office:value="290.125">
                <text:p>290.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6.697152111978">
                <text:p>326.697152111978</text:p>
              </table:table-cell>
              <table:table-cell office:value-type="float" office:value="286.106333333333">
                <text:p>286.106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9.709925963311">
                <text:p>329.709925963311</text:p>
              </table:table-cell>
              <table:table-cell office:value-type="float" office:value="287.826">
                <text:p>287.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7.360313186224">
                <text:p>327.360313186224</text:p>
              </table:table-cell>
              <table:table-cell office:value-type="float" office:value="289.407333333333">
                <text:p>289.407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0.495471703414">
                <text:p>330.495471703414</text:p>
              </table:table-cell>
              <table:table-cell office:value-type="float" office:value="285.756666666667">
                <text:p>285.75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.931833913084">
                <text:p>325.931833913084</text:p>
              </table:table-cell>
              <table:table-cell office:value-type="float" office:value="301.426666666667">
                <text:p>301.42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